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font-weight="normal" officeooo:rsid="00113f24" officeooo:paragraph-rsid="00113f2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13f2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5dc5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13f2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5dc5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4pt" fo:font-weight="normal" officeooo:rsid="002055f9" officeooo:paragraph-rsid="002055f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4pt" fo:font-weight="normal" officeooo:rsid="00282e12" officeooo:paragraph-rsid="00282e12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Ubuntu" fo:font-size="12pt" fo:font-weight="normal" officeooo:rsid="00277eb8" officeooo:paragraph-rsid="00277eb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fo:font-weight="normal" officeooo:rsid="00161d3d" officeooo:paragraph-rsid="00161d3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weight="normal" officeooo:rsid="002924be" officeooo:paragraph-rsid="002924be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" fo:font-size="18pt" fo:font-weight="bold" officeooo:rsid="002c5ce3" officeooo:paragraph-rsid="002c5ce3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6pt" fo:font-weight="bold" officeooo:rsid="00282e12" officeooo:paragraph-rsid="00282e12" style:font-size-asian="14pt" style:font-weight-asian="bold" style:font-size-complex="16pt" style:font-weight-complex="bold"/>
    </style:style>
    <style:style style:name="T1" style:family="text">
      <style:text-properties officeooo:rsid="0014153c"/>
    </style:style>
    <style:style style:name="T2" style:family="text">
      <style:text-properties officeooo:rsid="0015dc50"/>
    </style:style>
    <style:style style:name="T3" style:family="text">
      <style:text-properties officeooo:rsid="0024808d"/>
    </style:style>
    <style:style style:name="T4" style:family="text">
      <style:text-properties officeooo:rsid="0026dfc1"/>
    </style:style>
    <style:style style:name="T5" style:family="text">
      <style:text-properties officeooo:rsid="00277eb8"/>
    </style:style>
    <style:style style:name="T6" style:family="text">
      <style:text-properties officeooo:rsid="002924be"/>
    </style:style>
    <style:style style:name="T7" style:family="text">
      <style:text-properties officeooo:rsid="002c5ce3"/>
    </style:style>
    <style:style style:name="T8" style:family="text">
      <style:text-properties officeooo:rsid="002cd6f3"/>
    </style:style>
    <style:style style:name="T9" style:family="text">
      <style:text-properties officeooo:rsid="002e5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bjetoCamara</text:p>
      <text:p text:style-name="P8">herda de <text:span text:style-name="T7">Elemento</text:span></text:p>
      <text:p text:style-name="P1"/>
      <text:p text:style-name="P6">C<text:span text:style-name="T3">lasse que representa os elementos do jogo no cenário.</text:span></text:p>
      <text:p text:style-name="P2"/>
      <text:p text:style-name="P4">Sumário do Construtor</text:p>
      <text:p text:style-name="P2">- <text:span text:style-name="T8">ObjetoCamara(TipoElemento t, String nome</text:span>)</text:p>
      <text:p text:style-name="P2">I<text:span text:style-name="T1">nicializa ObjetoCamara atribuindo t à tipo e nome ao atributo nome. </text:span></text:p>
      <text:p text:style-name="P2"/>
      <text:p text:style-name="P5">Sumário do<text:span text:style-name="T2">s</text:span> <text:span text:style-name="T2">Atributos</text:span></text:p>
      <text:p text:style-name="P3">- <text:span text:style-name="T9">nome</text:span></text:p>
      <text:p text:style-name="P9">tipo: <text:s/><text:span text:style-name="T9">St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42:43.721686161</meta:creation-date>
    <dc:date>2017-06-16T10:40:23.021651575</dc:date>
    <meta:editing-duration>PT2H13M12S</meta:editing-duration>
    <meta:editing-cycles>23</meta:editing-cycles>
    <meta:generator>LibreOffice/5.2.2.2$Linux_X86_64 LibreOffice_project/20m0$Build-2</meta:generator>
    <meta:document-statistic meta:table-count="0" meta:image-count="0" meta:object-count="0" meta:page-count="1" meta:paragraph-count="9" meta:word-count="39" meta:character-count="256" meta:non-whitespace-character-count="224"/>
  </office:meta>
</office:document-meta>
</file>